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2" svg:font-family="'Angsana New'"/>
    <style:font-face style:name="Tahoma" svg:font-family="Tahoma, 'Arial Unicode MS', sans-serif"/>
    <style:font-face style:name="Angsana New" svg:font-family="'Angsana New'" style:font-family-generic="roman" style:font-pitch="variable"/>
    <style:font-face style:name="AngsanaUPC" svg:font-family="AngsanaUPC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H SarabunIT?" svg:font-family="'TH SarabunIT?'" style:font-family-generic="roman" style:font-pitch="variable"/>
    <style:font-face style:name="TH SarabunIT? (Thai)" svg:font-family="'TH SarabunIT? (Thai)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SarabunIT?1" svg:font-family="'TH SarabunIT?'" style:font-family-generic="system" style:font-pitch="variable"/>
    <style:font-face style:name="TH SarabunIT? (Thai)1" svg:font-family="'TH SarabunIT? (Thai)'" style:font-family-generic="system" style:font-pitch="variable"/>
  </office:font-face-decls>
  <office:automatic-styles>
    <style:style style:name="P1" style:family="paragraph" style:parent-style-name="Standard">
      <style:text-properties officeooo:rsid="00139498" officeooo:paragraph-rsid="00139498"/>
    </style:style>
    <style:style style:name="P2" style:family="paragraph" style:parent-style-name="Standard">
      <style:text-properties officeooo:rsid="00139498" officeooo:paragraph-rsid="00146907"/>
    </style:style>
    <style:style style:name="P3" style:family="paragraph" style:parent-style-name="Standard">
      <style:text-properties officeooo:rsid="00139498" officeooo:paragraph-rsid="001c6cb4"/>
    </style:style>
    <style:style style:name="P4" style:family="paragraph" style:parent-style-name="Standard">
      <style:text-properties officeooo:rsid="00139498" officeooo:paragraph-rsid="002bc298"/>
    </style:style>
    <style:style style:name="P5" style:family="paragraph" style:parent-style-name="Standard">
      <style:text-properties officeooo:rsid="00139498" officeooo:paragraph-rsid="003204a0"/>
    </style:style>
    <style:style style:name="P6" style:family="paragraph" style:parent-style-name="Standard">
      <style:text-properties officeooo:rsid="00139498" officeooo:paragraph-rsid="0032d923"/>
    </style:style>
    <style:style style:name="P7" style:family="paragraph" style:parent-style-name="Standard">
      <style:text-properties officeooo:paragraph-rsid="00139498"/>
    </style:style>
    <style:style style:name="P8" style:family="paragraph" style:parent-style-name="Standard">
      <style:text-properties fo:font-size="26pt" fo:font-weight="bold" officeooo:rsid="00139498" officeooo:paragraph-rsid="00139498" style:font-size-asian="26pt" style:font-weight-asian="bold" style:font-size-complex="26pt" style:font-weight-complex="bold"/>
    </style:style>
    <style:style style:name="P9" style:family="paragraph" style:parent-style-name="Standard">
      <style:text-properties officeooo:paragraph-rsid="001fd8f0"/>
    </style:style>
    <style:style style:name="P10" style:family="paragraph" style:parent-style-name="Standard">
      <style:text-properties officeooo:paragraph-rsid="002ada3f"/>
    </style:style>
    <style:style style:name="P11" style:family="paragraph" style:parent-style-name="Standard">
      <style:text-properties officeooo:rsid="002dbc46" officeooo:paragraph-rsid="002dbc46"/>
    </style:style>
    <style:style style:name="P12" style:family="paragraph" style:parent-style-name="Standard">
      <style:text-properties fo:font-size="18pt" officeooo:rsid="00139498" officeooo:paragraph-rsid="00139498" style:font-size-asian="18pt" style:font-size-complex="18pt"/>
    </style:style>
    <style:style style:name="P13" style:family="paragraph" style:parent-style-name="Standard">
      <style:text-properties officeooo:paragraph-rsid="00165339"/>
    </style:style>
    <style:style style:name="P14" style:family="paragraph" style:parent-style-name="Standard">
      <style:text-properties style:font-name="Angsana New" fo:font-size="18pt" officeooo:rsid="00139498" officeooo:paragraph-rsid="00146907" style:font-size-asian="18pt" style:font-name-complex="Angsana New" style:font-size-complex="18pt"/>
    </style:style>
    <style:style style:name="P15" style:family="paragraph" style:parent-style-name="Standard">
      <style:text-properties style:font-name="Angsana New" fo:font-size="18pt" officeooo:rsid="00139498" officeooo:paragraph-rsid="00165339" style:font-size-asian="18pt" style:font-name-complex="Angsana New" style:font-size-complex="18pt"/>
    </style:style>
    <style:style style:name="P16" style:family="paragraph" style:parent-style-name="Standard">
      <style:text-properties style:font-name="Angsana New" fo:font-size="18pt" officeooo:rsid="00139498" officeooo:paragraph-rsid="00174338" style:font-size-asian="18pt" style:font-name-complex="Angsana New" style:font-size-complex="18pt"/>
    </style:style>
    <style:style style:name="P17" style:family="paragraph" style:parent-style-name="Standard">
      <style:text-properties style:font-name="Angsana New" fo:font-size="18pt" officeooo:rsid="00139498" officeooo:paragraph-rsid="003204a0" style:font-size-asian="18pt" style:font-name-complex="Angsana New" style:font-size-complex="18pt"/>
    </style:style>
    <style:style style:name="P18" style:family="paragraph" style:parent-style-name="Standard">
      <style:text-properties style:font-name="Angsana New" fo:font-size="18pt" officeooo:rsid="00165339" officeooo:paragraph-rsid="00165339" style:font-size-asian="18pt" style:font-name-complex="Angsana New" style:font-size-complex="18pt"/>
    </style:style>
    <style:style style:name="P19" style:family="paragraph" style:parent-style-name="Standard">
      <style:text-properties style:font-name="Angsana New" fo:font-size="18pt" officeooo:rsid="0036f5b6" officeooo:paragraph-rsid="00385c8d" style:font-size-asian="18pt" style:font-name-complex="Angsana New" style:font-size-complex="18pt"/>
    </style:style>
    <style:style style:name="P20" style:family="paragraph" style:parent-style-name="Standard">
      <style:text-properties style:font-name="Angsana New" fo:font-size="18pt" officeooo:rsid="0036f5b6" officeooo:paragraph-rsid="0036f5b6" style:font-size-asian="18pt" style:font-name-complex="Angsana New" style:font-size-complex="18pt"/>
    </style:style>
    <style:style style:name="P21" style:family="paragraph" style:parent-style-name="Standard">
      <style:text-properties style:font-name="Angsana New" fo:font-size="20pt" officeooo:rsid="00139498" officeooo:paragraph-rsid="00146907" style:font-size-asian="20pt" style:font-name-complex="Angsana New" style:font-size-complex="2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Angsana New" fo:font-size="18pt" style:font-size-asian="18pt" style:font-name-complex="Angsana New" style:font-size-complex="18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Angsana New" fo:font-size="18pt" officeooo:rsid="00385c8d" officeooo:paragraph-rsid="00385c8d" style:font-size-asian="18pt" style:font-name-complex="Angsana New" style:font-size-complex="18pt"/>
    </style:style>
    <style:style style:name="T1" style:family="text">
      <style:text-properties fo:language="vi" fo:country="VN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6907"/>
    </style:style>
    <style:style style:name="T4" style:family="text">
      <style:text-properties fo:language="en" fo:country="US" officeooo:rsid="00148db9"/>
    </style:style>
    <style:style style:name="T5" style:family="text">
      <style:text-properties fo:language="en" fo:country="US" officeooo:rsid="00165339"/>
    </style:style>
    <style:style style:name="T6" style:family="text">
      <style:text-properties fo:language="en" fo:country="US" officeooo:rsid="001926c7"/>
    </style:style>
    <style:style style:name="T7" style:family="text">
      <style:text-properties fo:language="en" fo:country="US" officeooo:rsid="0019db86"/>
    </style:style>
    <style:style style:name="T8" style:family="text">
      <style:text-properties fo:language="en" fo:country="US" officeooo:rsid="001ae442"/>
    </style:style>
    <style:style style:name="T9" style:family="text">
      <style:text-properties fo:language="en" fo:country="US" officeooo:rsid="001c6cb4"/>
    </style:style>
    <style:style style:name="T10" style:family="text">
      <style:text-properties fo:language="en" fo:country="US" officeooo:rsid="001dfbe4"/>
    </style:style>
    <style:style style:name="T11" style:family="text">
      <style:text-properties fo:language="en" fo:country="US" officeooo:rsid="00139498"/>
    </style:style>
    <style:style style:name="T12" style:family="text">
      <style:text-properties fo:language="en" fo:country="US" officeooo:rsid="001fd8f0"/>
    </style:style>
    <style:style style:name="T13" style:family="text">
      <style:text-properties fo:language="en" fo:country="US" officeooo:rsid="00212d33"/>
    </style:style>
    <style:style style:name="T14" style:family="text">
      <style:text-properties fo:language="en" fo:country="US" officeooo:rsid="00221aa6"/>
    </style:style>
    <style:style style:name="T15" style:family="text">
      <style:text-properties fo:language="en" fo:country="US" officeooo:rsid="0023178c"/>
    </style:style>
    <style:style style:name="T16" style:family="text">
      <style:text-properties fo:language="en" fo:country="US" officeooo:rsid="0024db93"/>
    </style:style>
    <style:style style:name="T17" style:family="text">
      <style:text-properties fo:language="en" fo:country="US" officeooo:rsid="0026d814"/>
    </style:style>
    <style:style style:name="T18" style:family="text">
      <style:text-properties fo:language="en" fo:country="US" officeooo:rsid="0026f5fc"/>
    </style:style>
    <style:style style:name="T19" style:family="text">
      <style:text-properties fo:language="en" fo:country="US" officeooo:rsid="0027bfc6"/>
    </style:style>
    <style:style style:name="T20" style:family="text">
      <style:text-properties fo:language="en" fo:country="US" officeooo:rsid="0028ee76"/>
    </style:style>
    <style:style style:name="T21" style:family="text">
      <style:text-properties fo:language="en" fo:country="US" officeooo:rsid="00146907" style:language-complex="th" style:country-complex="TH"/>
    </style:style>
    <style:style style:name="T22" style:family="text">
      <style:text-properties fo:language="en" fo:country="US" officeooo:rsid="0028ee76" style:language-complex="th" style:country-complex="TH"/>
    </style:style>
    <style:style style:name="T23" style:family="text">
      <style:text-properties fo:language="en" fo:country="US" officeooo:rsid="002ada3f"/>
    </style:style>
    <style:style style:name="T24" style:family="text">
      <style:text-properties fo:language="en" fo:country="US" officeooo:rsid="002bc298"/>
    </style:style>
    <style:style style:name="T25" style:family="text">
      <style:text-properties fo:language="en" fo:country="US" officeooo:rsid="002f6162"/>
    </style:style>
    <style:style style:name="T26" style:family="text">
      <style:text-properties fo:language="en" fo:country="US" officeooo:rsid="0030d6a5"/>
    </style:style>
    <style:style style:name="T27" style:family="text">
      <style:text-properties fo:language="en" fo:country="US" officeooo:rsid="003204a0"/>
    </style:style>
    <style:style style:name="T28" style:family="text">
      <style:text-properties fo:language="en" fo:country="US" officeooo:rsid="0032d923"/>
    </style:style>
    <style:style style:name="T29" style:family="text">
      <style:text-properties fo:language="en" fo:country="US" officeooo:rsid="00338f51"/>
    </style:style>
    <style:style style:name="T30" style:family="text">
      <style:text-properties fo:language="en" fo:country="US" officeooo:rsid="003a380e"/>
    </style:style>
    <style:style style:name="T31" style:family="text">
      <style:text-properties fo:language="en" fo:country="US" officeooo:rsid="003c2058"/>
    </style:style>
    <style:style style:name="T32" style:family="text">
      <style:text-properties fo:language="en" fo:country="US" officeooo:rsid="00385c8d"/>
    </style:style>
    <style:style style:name="T33" style:family="text">
      <style:text-properties officeooo:rsid="001ae442"/>
    </style:style>
    <style:style style:name="T34" style:family="text">
      <style:text-properties officeooo:rsid="001b2942"/>
    </style:style>
    <style:style style:name="T35" style:family="text">
      <style:text-properties fo:font-variant="normal" fo:text-transform="none" fo:color="#36393d" fo:letter-spacing="normal" fo:language="en" fo:country="US"/>
    </style:style>
    <style:style style:name="T36" style:family="text">
      <style:text-properties fo:font-variant="normal" fo:text-transform="none" fo:color="#36393d" style:font-name="Angsana New" fo:font-size="16pt" fo:letter-spacing="normal" fo:language="en" fo:country="US" officeooo:rsid="00139498" style:font-size-asian="16pt" style:font-name-complex="Angsana New" style:font-size-complex="16pt" style:font-style-complex="normal" style:font-weight-complex="normal"/>
    </style:style>
    <style:style style:name="T37" style:family="text">
      <style:text-properties fo:font-variant="normal" fo:text-transform="none" fo:color="#36393d" style:font-name="Angsana New" fo:font-size="16pt" fo:letter-spacing="normal" fo:language="en" fo:country="US" fo:font-style="normal" fo:font-weight="normal" officeooo:rsid="00139498" style:font-size-asian="16pt" style:font-name-complex="Angsana New" style:font-size-complex="16pt"/>
    </style:style>
    <style:style style:name="T38" style:family="text">
      <style:text-properties style:font-name="AngsanaUPC" fo:font-size="16pt" fo:language="en" fo:country="US" officeooo:rsid="00385c8d" style:font-size-asian="16pt" style:font-name-complex="AngsanaUPC" style:font-size-complex="16pt"/>
    </style:style>
    <style:style style:name="T39" style:family="text">
      <style:text-properties style:font-name="Angsana New" fo:font-size="16pt" fo:language="en" fo:country="US" officeooo:rsid="00139498" style:font-size-asian="16pt" style:font-name-complex="Angsana New" style:font-size-complex="16pt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size="16pt" fo:language="th" fo:country="TH" fo:font-weight="bold" style:font-size-asian="16pt" style:font-weight-asian="bold" style:font-size-complex="16pt" style:font-weight-complex="bold"/>
    </style:style>
    <style:style style:name="T42" style:family="text">
      <style:text-properties fo:font-size="16pt" fo:language="th" fo:country="TH" fo:font-weight="bold" officeooo:rsid="003204a0" style:font-size-asian="16pt" style:font-weight-asian="bold" style:font-size-complex="16pt" style:font-weight-complex="bold"/>
    </style:style>
    <style:style style:name="T43" style:family="text">
      <style:text-properties fo:font-size="16pt" fo:language="th" fo:country="TH" style:font-size-asian="16pt" style:font-size-complex="16pt"/>
    </style:style>
    <style:style style:name="T44" style:family="text">
      <style:text-properties fo:font-size="16pt" fo:font-weight="bold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385c8d" style:font-size-asian="16pt" style:font-weight-asian="bold" style:font-size-complex="16pt" style:font-weight-complex="bold"/>
    </style:style>
    <style:style style:name="T46" style:family="text">
      <style:text-properties fo:font-size="16pt" fo:language="en" fo:country="US" officeooo:rsid="00385c8d" style:font-size-asian="16pt" style:font-size-complex="16pt"/>
    </style:style>
    <style:style style:name="T47" style:family="text">
      <style:text-properties fo:language="th" fo:country="TH"/>
    </style:style>
    <style:style style:name="T48" style:family="text">
      <style:text-properties fo:language="th" fo:country="TH" fo:font-weight="bold" style:font-weight-asian="bold" style:font-weight-complex="bold"/>
    </style:style>
    <style:style style:name="T49" style:family="text">
      <style:text-properties fo:language="th" fo:country="TH" fo:font-weight="bold" officeooo:rsid="003204a0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385c8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งานพัฒนาคอมพิวเตอร์บริการ <text:span text:style-name="T34">มีระบบงานที่</text:span>ควบคุมดูแล ดังนี้</text:p>
      <text:p text:style-name="P8"/>
      <text:p text:style-name="P12">ระบบที่ใช้งานในปัจจุบัน ประกอบด้วย <text:s/><text:span text:style-name="T33">28</text:span>ระบบ ดังนี้</text:p>
      <text:p text:style-name="P1"/>
      <text:p text:style-name="P1">1. <text:span text:style-name="T1">ระบบศูนย์บริการลูกค้า（</text:span><text:span text:style-name="T2">Call center)</text:span></text:p>
      <text:p text:style-name="P11"><text:span text:style-name="T35">  <text:s text:c="3"/>URL://</text:span><text:a xlink:type="simple" xlink:href="https://call1662.pwa.co.th/" office:target-frame-name="_blank" xlink:show="new" text:style-name="Internet_20_link" text:visited-style-name="Visited_20_Internet_20_Link">https://call1662.pwa.co.th</text:a><text:span text:style-name="T2"> <text:s text:c="2"/></text:span></text:p>
      <text:p text:style-name="P1"><text:span text:style-name="T2">2. ระบบงานเอกสารอิเลกทรอนิกส์(</text:span><text:span text:style-name="T1">Inform</text:span><text:span text:style-name="T2">a)</text:span></text:p>
      <text:p text:style-name="P1"><text:span text:style-name="T2"><text:s text:c="5"/></text:span><text:span text:style-name="T25">URL://</text:span><text:span text:style-name="T2">http</text:span><text:span text:style-name="T25">s</text:span><text:span text:style-name="T2">://infoma.pwa.co.th/</text:span></text:p>
      <text:p text:style-name="P1"><text:span text:style-name="T2">3. ระบบสารสนเทศสำหรับห้องปฏิบัติการ(LIMS)</text:span></text:p>
      <text:p text:style-name="P1"><text:span text:style-name="T2"><text:s text:c="5"/></text:span><text:span text:style-name="T16">URL:</text:span><text:a xlink:type="simple" xlink:href="http://lims.pwa.co.th/" office:target-frame-name="_blank" xlink:show="new" text:style-name="Internet_20_link" text:visited-style-name="Visited_20_Internet_20_Link"><text:span text:style-name="T2">http</text:span></text:a><text:a xlink:type="simple" xlink:href="http://lims.pwa.co.th/" office:target-frame-name="_blank" xlink:show="new" text:style-name="Internet_20_link" text:visited-style-name="Visited_20_Internet_20_Link"><text:span text:style-name="T18">s</text:span></text:a><text:a xlink:type="simple" xlink:href="http://lims.pwa.co.th/" office:target-frame-name="_blank" xlink:show="new" text:style-name="Internet_20_link" text:visited-style-name="Visited_20_Internet_20_Link"><text:span text:style-name="T2">://lims.pwa.co.th/</text:span></text:a><text:span text:style-name="T2"> </text:span></text:p>
      <text:p text:style-name="P1"><text:span text:style-name="T2">4. ระบบฐานข้อมูลผู้ใช้น้ำ(ฺBL CENTER)</text:span></text:p>
      <text:p text:style-name="P1"><text:span text:style-name="T2"><text:s text:c="4"/></text:span><text:span text:style-name="T19">URL:</text:span><text:span text:style-name="T2">http</text:span><text:span text:style-name="T19">s:</text:span><text:span text:style-name="T2">//blcenter.pwa.co.th/text/login.php</text:span></text:p>
      <text:p text:style-name="P3"><text:span text:style-name="T2">5. ระบบรับชำระค่าน้ำประปารวมศูนย์ตัวแทนรับชำระ (Ebill</text:span></text:p>
      <text:p text:style-name="P3"><text:span text:style-name="T2"><text:s text:c="5"/></text:span><text:span text:style-name="T10">URL</text:span><text:span text:style-name="T2">:</text:span><text:span text:style-name="T9">http:</text:span><text:span text:style-name="T2">//ebill.pwa.co.th/application/</text:span></text:p>
      <text:p text:style-name="P1"><text:span text:style-name="T2">6. ระบบประเมินผลการควบคุมด้วยตนเอง (CSA)</text:span></text:p>
      <text:p text:style-name="P1"><text:span text:style-name="T2"><text:s text:c="5"/></text:span><text:span text:style-name="T17">URL:</text:span><text:a xlink:type="simple" xlink:href="http://lims.pwa.co.th/" office:target-frame-name="_blank" xlink:show="new" text:style-name="Internet_20_link" text:visited-style-name="Visited_20_Internet_20_Link">http://lims.pwa.co.th/</text:a><text:span text:style-name="T2"> </text:span></text:p>
      <text:p text:style-name="P1"><text:span text:style-name="T2">7. ระบบจัดเก็บข้อมูลการบริหารความต่อเนื่องทางธุรกิจ (BCM)</text:span></text:p>
      <text:p text:style-name="P1"><text:span text:style-name="T2"><text:s text:c="6"/></text:span><text:span text:style-name="T29">URL:</text:span><text:span text:style-name="T2">https://risk.pwa.co.th/loginBCM.php</text:span></text:p>
      <text:p text:style-name="P1"><text:span text:style-name="T2">8. โปรแกรมรับ-ส่งรายงานแผนและผลการบริหารความเสี่ยง</text:span></text:p>
      <text:p text:style-name="P1"><text:span text:style-name="T28"><text:s text:c="5"/>URL://</text:span><text:a xlink:type="simple" xlink:href="http://risk.pwa.co.th/" office:target-frame-name="_blank" xlink:show="new" text:style-name="Internet_20_link" text:visited-style-name="Visited_20_Internet_20_Link">risk.pwa.co.th</text:a><text:span text:style-name="T2"> </text:span></text:p>
      <text:p text:style-name="P7"><text:span text:style-name="T11">9. </text:span><text:span text:style-name="T36">ระบบโครงการ </text:span><text:span text:style-name="T37">csr </text:span><text:span text:style-name="T36">และมุ่งมั่นเพื่อปวงชนเติมใจให้กัน</text:span><text:span text:style-name="T39"> </text:span></text:p>
      <text:p text:style-name="P1"><text:span text:style-name="T10"><text:s text:c="4"/>URL:</text:span><text:span text:style-name="T2">https://csr.pwa.co.th/csr/</text:span></text:p>
      <text:p text:style-name="P1"><text:span text:style-name="T2">10.ระบบบันทึกข้อมูลงานแผนที่ดิน</text:span></text:p>
      <text:p text:style-name="P9"><text:span text:style-name="T12"><text:s text:c="4"/>URL:</text:span><text:a xlink:type="simple" xlink:href="https://lps.pwa.co.th/" office:target-frame-name="_blank" xlink:show="new" text:style-name="Internet_20_link" text:visited-style-name="Visited_20_Internet_20_Link">https://lps.pwa.co.th/</text:a><text:span text:style-name="T12"> </text:span></text:p>
      <text:p text:style-name="P1"><text:span text:style-name="T8">12</text:span><text:span text:style-name="T2">.ระบบตรวจสอบค่าน้ำประปาผ่านเว็บไซต์</text:span></text:p>
      <text:p text:style-name="P1"><text:span text:style-name="T13"><text:s text:c="3"/>URL:</text:span><text:a xlink:type="simple" xlink:href="https://checkwater.pwa.co.th/" office:target-frame-name="_blank" xlink:show="new" text:style-name="Internet_20_link" text:visited-style-name="Visited_20_Internet_20_Link">https://checkwater.pwa.co.th/</text:a><text:span text:style-name="T2"> </text:span></text:p>
      <text:p text:style-name="P1"><text:span text:style-name="T2">1</text:span><text:span text:style-name="T8">3</text:span><text:span text:style-name="T2">.ระบบจองห้องประชุม</text:span></text:p>
      <text:p text:style-name="P6"><text:span text:style-name="T28"><text:s text:c="3"/>URL:https://</text:span><text:a xlink:type="simple" xlink:href="http://service.pwa.co.th/roomservice" office:target-frame-name="_blank" xlink:show="new" text:style-name="Internet_20_link" text:visited-style-name="Visited_20_Internet_20_Link">service.pwa.co.th/roomservice</text:a><text:span text:style-name="T2"> </text:span></text:p>
      <text:p text:style-name="P1"><text:span text:style-name="T2">1</text:span><text:span text:style-name="T8">4.</text:span><text:span text:style-name="T2">ระบบขอใช้รถยนต์ส่วนกลาง</text:span></text:p>
      <text:p text:style-name="P6"><text:span text:style-name="T28"><text:s text:c="2"/>URL:https://</text:span><text:a xlink:type="simple" xlink:href="http://service.pwa.co.th/carservice" office:target-frame-name="_blank" xlink:show="new" text:style-name="Internet_20_link" text:visited-style-name="Visited_20_Internet_20_Link">service.pwa.co.th/carservice</text:a><text:span text:style-name="T2"> </text:span></text:p>
      <text:p text:style-name="P1"><text:span text:style-name="T8">15.</text:span><text:span text:style-name="T2">ระบบขอใช้รถราชการ (เขต 1-10)</text:span></text:p>
      <text:p text:style-name="P6"><text:span text:style-name="T28"><text:s text:c="3"/>URL:https://</text:span><text:a xlink:type="simple" xlink:href="http://service.pwa.co.th/pro_carservice" office:target-frame-name="_blank" xlink:show="new" text:style-name="Internet_20_link" text:visited-style-name="Visited_20_Internet_20_Link">service.pwa.co.th/pro_carservice</text:a><text:span text:style-name="T2"> </text:span></text:p>
      <text:p text:style-name="P1"><text:span text:style-name="T2">1</text:span><text:span text:style-name="T8">6.</text:span><text:span text:style-name="T2">ระบบแจ้งซ่อมสาธารณูปโภค กปภ. สำนักงานใหญ่</text:span></text:p>
      <text:p text:style-name="P1"><text:span text:style-name="T20"><text:s text:c="2"/>URL: </text:span><text:a xlink:type="simple" xlink:href="http://service.pwa.co.th/service_repair" office:target-frame-name="_blank" xlink:show="new" text:style-name="Internet_20_link" text:visited-style-name="Visited_20_Internet_20_Link"><text:span text:style-name="T2">http</text:span></text:a><text:a xlink:type="simple" xlink:href="http://service.pwa.co.th/service_repair" office:target-frame-name="_blank" xlink:show="new" text:style-name="Internet_20_link" text:visited-style-name="Visited_20_Internet_20_Link"><text:span text:style-name="T20">s</text:span></text:a><text:a xlink:type="simple" xlink:href="http://service.pwa.co.th/service_repair" office:target-frame-name="_blank" xlink:show="new" text:style-name="Internet_20_link" text:visited-style-name="Visited_20_Internet_20_Link"><text:span text:style-name="T2">://service.pwa.co.th/service_repair</text:span></text:a><text:span text:style-name="T2"> </text:span></text:p>
      <text:p text:style-name="P1"><text:span text:style-name="T2">1</text:span><text:span text:style-name="T8">7.</text:span><text:span text:style-name="T2">ระบบประเมิน PWA Contact Center 1662 </text:span></text:p>
      <text:p text:style-name="P1"><text:span text:style-name="T14"><text:s text:c="2"/>URL:</text:span><text:a xlink:type="simple" xlink:href="https://contactcenter1662.pwa.co.th/" office:target-frame-name="_blank" xlink:show="new" text:style-name="Internet_20_link" text:visited-style-name="Visited_20_Internet_20_Link">https://contactcenter1662.pwa.co.th/</text:a><text:span text:style-name="T2"> </text:span></text:p>
      <text:p text:style-name="P1"><text:span text:style-name="T8">18.</text:span><text:span text:style-name="T2">ระบบ</text:span><text:span text:style-name="T3">ฐานข้อมูลเครื่องจักร/อุปกรณ์ระบบผลิต <text:s/></text:span><text:span text:style-name="T4">Preventive Maintenance</text:span><text:span text:style-name="T2"> </text:span><text:span text:style-name="T4">(</text:span><text:span text:style-name="T2">PM</text:span><text:span text:style-name="T4">)</text:span></text:p>
      <text:p text:style-name="P1"><text:span text:style-name="T4"><text:s text:c="2"/></text:span><text:span text:style-name="T26">URL:</text:span><text:span text:style-name="T4">https://wspmeeting.pwa.co.th/</text:span></text:p>
      <text:p text:style-name="P1"><text:soft-page-break/><text:span text:style-name="T8"/></text:p>
      <text:p text:style-name="P1"><text:span text:style-name="T8">19.</text:span><text:span text:style-name="T2">ระบบขอออกเลขที่หนังสือ</text:span></text:p>
      <text:p text:style-name="P1"><text:span text:style-name="T2"><text:s text:c="2"/></text:span><text:span text:style-name="T25">URL:</text:span><text:a xlink:type="simple" xlink:href="https://documentno.pwa.co.th/" office:target-frame-name="_blank" xlink:show="new" text:style-name="Internet_20_link" text:visited-style-name="Visited_20_Internet_20_Link">https://documentno.pwa.co.th/</text:a><text:span text:style-name="T2"> </text:span></text:p>
      <text:p text:style-name="P1"><text:span text:style-name="T2">2</text:span><text:span text:style-name="T8">0.</text:span><text:span text:style-name="T2">ระบบสนับสนุนห้องพยาบาล (PWAClinic)</text:span></text:p>
      <text:p text:style-name="P1"><text:span text:style-name="T26"><text:s/>URL:</text:span><text:a xlink:type="simple" xlink:href="https://pwaclinic.pwa.co.th/" office:target-frame-name="_blank" xlink:show="new" text:style-name="Internet_20_link" text:visited-style-name="Visited_20_Internet_20_Link"><text:span text:style-name="T2">https://pwaclinic.pwa.co.th</text:span></text:a><text:span text:style-name="T35"> </text:span><text:span text:style-name="T2"> </text:span></text:p>
      <text:p text:style-name="P1"><text:span text:style-name="T2">2</text:span><text:span text:style-name="T8">1.</text:span><text:span text:style-name="T2">ระบบรายงานผลการใช้งานรถหน่วยงานบริการเคลื่อนที่ (PWA</text:span><text:span text:style-name="T3">)</text:span></text:p>
      <text:p text:style-name="P1"><text:span text:style-name="T22"><text:s/>URL:</text:span><text:a xlink:type="simple" xlink:href="http://appservice.pwa.co.th/pwamovingmobile" office:target-frame-name="_blank" xlink:show="new" text:style-name="Internet_20_link" text:visited-style-name="Visited_20_Internet_20_Link"><text:span text:style-name="T21">http</text:span></text:a><text:a xlink:type="simple" xlink:href="http://appservice.pwa.co.th/pwamovingmobile" office:target-frame-name="_blank" xlink:show="new" text:style-name="Internet_20_link" text:visited-style-name="Visited_20_Internet_20_Link"><text:span text:style-name="T22">s</text:span></text:a><text:a xlink:type="simple" xlink:href="http://appservice.pwa.co.th/pwamovingmobile" office:target-frame-name="_blank" xlink:show="new" text:style-name="Internet_20_link" text:visited-style-name="Visited_20_Internet_20_Link"><text:span text:style-name="T21">://appservice.pwa.co.th/pwamovingmobile</text:span></text:a><text:span text:style-name="T3"> </text:span></text:p>
      <text:p text:style-name="P1"><text:span text:style-name="T3">2</text:span><text:span text:style-name="T8">2.</text:span><text:span text:style-name="T3">ระบบรายงานข้อมูลป้อนกลับ (FEEDBACK)</text:span></text:p>
      <text:p text:style-name="P10"><text:span text:style-name="T3"><text:s text:c="2"/>U</text:span><text:span text:style-name="T23">RL:https://</text:span><text:span text:style-name="T35"> </text:span><text:a xlink:type="simple" xlink:href="http://feedback.pwa.co.th/" office:target-frame-name="_blank" xlink:show="new" text:style-name="Internet_20_link" text:visited-style-name="Visited_20_Internet_20_Link">feedback.pwa.co.th</text:a><text:span text:style-name="T2"> </text:span></text:p>
      <text:p text:style-name="P1"><text:span text:style-name="T3">2</text:span><text:span text:style-name="T8">3.</text:span><text:span text:style-name="T3">ระบบรายงานสินทรัพย์ถาวรโครงการฯ</text:span></text:p>
      <text:p text:style-name="P1"><text:span text:style-name="T27"><text:s text:c="3"/>URL:</text:span><text:a xlink:type="simple" xlink:href="https://assetservice.pwa.co.th/project/" office:target-frame-name="_blank" xlink:show="new" text:style-name="Internet_20_link" text:visited-style-name="Visited_20_Internet_20_Link">https://assetservice.pwa.co.th/project/</text:a><text:span text:style-name="T3"> </text:span></text:p>
      <text:p text:style-name="P3"><text:span text:style-name="T3">2</text:span><text:span text:style-name="T8">4.</text:span><text:span text:style-name="T3">ระบบบันทึกคุณสมบัติท่อและอุปกรณ์ประปา </text:span></text:p>
      <text:p text:style-name="P3"><text:span text:style-name="T9"><text:s text:c="2"/></text:span><text:span text:style-name="T31"><text:s/>URL</text:span><text:span text:style-name="T9"> :</text:span><text:span text:style-name="T3">https://appservice.pwa.co.th/pwatracking/</text:span></text:p>
      <text:p text:style-name="P1"><text:span text:style-name="T3"/></text:p>
      <text:p text:style-name="P1"><text:span text:style-name="T8">2</text:span><text:span text:style-name="T27">5</text:span><text:span text:style-name="T3">.ระบบแจ้งชำระค่าติดตั้งมาตร</text:span></text:p>
      <text:p text:style-name="P1"><text:span text:style-name="T3"><text:s text:c="6"/></text:span><text:span text:style-name="T15">URL:</text:span><text:a xlink:type="simple" xlink:href="https://devservice.pwa.co.th/newmeter/" office:target-frame-name="_blank" xlink:show="new" text:style-name="Internet_20_link" text:visited-style-name="Visited_20_Internet_20_Link">https://devservice.pwa.co.th/newmeter/</text:a><text:span text:style-name="T3"> </text:span></text:p>
      <text:p text:style-name="P1"><text:span text:style-name="T8">2</text:span><text:span text:style-name="T27">6</text:span><text:span text:style-name="T3">.ระบบแจ้งชำระค่าประสานมาตร,บรรจบมาตร,ตรวจสอบมาตร </text:span></text:p>
      <text:p text:style-name="P1"><text:span text:style-name="T24"><text:s text:c="5"/>URL:</text:span><text:span text:style-name="T3">https://devservice.pwa.co.th/</text:span></text:p>
      <text:p text:style-name="P1"><text:span text:style-name="T8">2</text:span><text:span text:style-name="T27">7</text:span><text:span text:style-name="T3">.ระบบแจ้งชำระค่าฝากมาตร</text:span></text:p>
      <text:p text:style-name="P4"><text:span text:style-name="T24"><text:s text:c="4"/>URL:</text:span><text:span text:style-name="T3">https://devservice.pwa.co.th/</text:span></text:p>
      <text:p text:style-name="P1"><text:span text:style-name="T8">2</text:span><text:span text:style-name="T27">8</text:span><text:span text:style-name="T3">.ระบบแจ้งการขอยกเลิกสัญญาการใช้น้ำ</text:span></text:p>
      <text:p text:style-name="P4"><text:span text:style-name="T24"><text:s text:c="4"/>URL:</text:span><text:span text:style-name="T3">https://devservice.pwa.co.th/</text:span></text:p>
      <text:p text:style-name="P1"><text:span text:style-name="T3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1"><text:span text:style-name="T2"/></text:p>
      <text:p text:style-name="P21"><text:span text:style-name="T2">ระบบที่</text:span><text:span text:style-name="T3">อยู่ระหว่างการพัฒนา</text:span><text:span text:style-name="T2"> ประกอบด้วย <text:s/></text:span><text:span text:style-name="T30">8</text:span><text:span text:style-name="T2">ระบบ ดังนี้</text:span></text:p>
      <text:p text:style-name="P14"><text:span text:style-name="T2"/></text:p>
      <text:p text:style-name="P18"><text:span text:style-name="T2">1.ระบบการแจ้งเตือนการให้บริการด้วยข้อความสั้น(SMS)</text:span></text:p>
      <text:p text:style-name="P15"><text:span text:style-name="T5">2</text:span><text:span text:style-name="T3">.ระบบยื่นคำร้องขอทดสอบท่อ </text:span></text:p>
      <text:p text:style-name="P15"><text:span text:style-name="T6">3.</text:span><text:span text:style-name="T3">ระบบจัดเก็บข้อมูลการจัดการกากตะกอน</text:span></text:p>
      <text:p text:style-name="P15"><text:span text:style-name="T6">4.</text:span><text:span text:style-name="T3">ระบบงานบันทึกรับบริจาคอิเล็กทรอนิกส์</text:span></text:p>
      <text:p text:style-name="P15"><text:span text:style-name="T6">5</text:span><text:span text:style-name="T3">.ระบบแจ้งชำระเงินรายได้อื่นๆ </text:span></text:p>
      <text:p text:style-name="P15"><text:span text:style-name="T6">6</text:span><text:span text:style-name="T3">.ระบบรับชำระค่าน้ำประปาผู้ใช้น้ำรายใหญ่ (ประเภท 2,3)</text:span></text:p>
      <text:p text:style-name="P16"><text:span text:style-name="T6">7</text:span><text:span text:style-name="T3">.ระบบรายงาน </text:span><text:span text:style-name="T7">การจัดการน้ำสะอาด (</text:span><text:span text:style-name="T3">WSP</text:span><text:span text:style-name="T7">) </text:span><text:span text:style-name="T3"><text:s text:c="3"/></text:span></text:p>
      <text:p text:style-name="P17"><text:span text:style-name="T27">8.</text:span><text:span text:style-name="T3">ระบบบริหารความเสี่ยง(RM) </text:span><text:span text:style-name="T27"><text:s/>(กพส.อยู่ระหว่างการพัฒนาและโอนงาน)</text:span></text:p>
      <text:p text:style-name="P19"><text:span text:style-name="T27">9.</text:span><text:span text:style-name="T32">ระบบสารสนเทศสนับสนุนการจัดการและติดตามข้อร้องเรียน(Smart 1662) <text:s/></text:span><text:span text:style-name="T2">(อยู่ระหว่างการทดสอบใช้งาน)</text:span></text:p>
      <text:p text:style-name="P20"><text:span text:style-name="T27"/></text:p>
      <text:p text:style-name="P17"><text:span text:style-name="T27"/></text:p>
      <text:p text:style-name="P17"><text:span text:style-name="T27"/></text:p>
      <text:p text:style-name="P17"><text:span text:style-name="T49">ระบบที่แยก </text:span><text:span text:style-name="T50">Dev</text:span><text:span text:style-name="T51">elopment Server <text:s/></text:span><text:span text:style-name="T48"><text:s text:c="2"/>และ </text:span><text:span text:style-name="T50">Production </text:span><text:span text:style-name="T51">Server</text:span></text:p>
      <text:p text:style-name="P17"><text:span text:style-name="T50"/></text:p>
      <text:p text:style-name="P22">1.<text:span text:style-name="T47">ระบบประเมินการควบคุมด้วยตนเอง </text:span>(CSA)</text:p>
      <text:p text:style-name="P22">2.<text:span text:style-name="T47">ระบบปฏิบัติการทางวิทยาศาสตร์ของ กปภ. </text:span>(LIMS)</text:p>
      <text:p text:style-name="P23">2.ระบบสารสนเทศสนับสนุนการจัดการและติดตามข้อร้องเรียน(Smart 1662)</text:p>
      <text:p text:style-name="P5"><text:span text:style-name="T27"/></text:p>
      <text:p text:style-name="P13"><text:bookmark text:name="_GoBack"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2" svg:font-family="'Angsana New'"/>
    <style:font-face style:name="Tahoma" svg:font-family="Tahoma, 'Arial Unicode MS', sans-serif"/>
    <style:font-face style:name="Angsana New" svg:font-family="'Angsana New'" style:font-family-generic="roman" style:font-pitch="variable"/>
    <style:font-face style:name="AngsanaUPC" svg:font-family="AngsanaUPC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H SarabunIT?" svg:font-family="'TH SarabunIT?'" style:font-family-generic="roman" style:font-pitch="variable"/>
    <style:font-face style:name="TH SarabunIT? (Thai)" svg:font-family="'TH SarabunIT? (Thai)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SarabunIT?1" svg:font-family="'TH SarabunIT?'" style:font-family-generic="system" style:font-pitch="variable"/>
    <style:font-face style:name="TH SarabunIT? (Thai)1" svg:font-family="'TH SarabunIT? (Thai)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ordia New" style:font-family-complex="'Cordia New'" style:font-family-generic-complex="system" style:font-pitch-complex="variable" style:font-size-complex="14pt" style:language-complex="th" style:country-complex="TH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0:34:07.958000000</meta:creation-date>
    <dc:date>2021-05-12T15:47:54.573000000</dc:date>
    <meta:editing-duration>PT4H31M39S</meta:editing-duration>
    <meta:editing-cycles>31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70" meta:word-count="452" meta:character-count="2689" meta:non-whitespace-character-count="2498"/>
  </office:meta>
</office:document-meta>
</file>